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yriadPro-Semibold" svg:font-family="MyriadPro-Semibold"/>
    <style:font-face style:name="WarnockPro-Bold" svg:font-family="WarnockPro-Bold"/>
    <style:font-face style:name="WarnockPro-Regular" svg:font-family="WarnockPro-Regular"/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yriadPro-Semibold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yriadPro-Semibold" style:font-size-asian="8pt" style:language-asian="none" style:country-asian="none" style:font-style-asian="normal" style:font-weight-asian="bold" style:font-name-complex="MyriadPro-Semi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WarnockPro-Regular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WarnockPro-Regular" style:font-size-asian="8.5pt" style:language-asian="none" style:country-asian="none" style:font-style-asian="normal" style:font-weight-asian="normal" style:font-name-complex="WarnockPro-Regular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ttf</text:p>
          </table:table-cell>
          <table:table-cell office:value-type="string" calcext:value-type="string">
            <text:p>censor</text:p>
          </table:table-cell>
        </table:table-row>
        <table:table-row table:style-name="ro1">
          <table:table-cell office:value-type="string" calcext:value-type="string">
            <text:p>2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4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2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7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80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80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80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7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6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5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80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2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7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80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53.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yriadPro-Semibold" svg:font-family="MyriadPro-Semibold"/>
    <style:font-face style:name="WarnockPro-Bold" svg:font-family="WarnockPro-Bold"/>
    <style:font-face style:name="WarnockPro-Regular" svg:font-family="WarnockPro-Regular"/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8T09:37:53.721000000</meta:creation-date>
    <dc:date>2021-02-08T09:40:13.747000000</dc:date>
    <meta:editing-duration>PT2M25S</meta:editing-duration>
    <meta:editing-cycles>1</meta:editing-cycles>
    <meta:document-statistic meta:table-count="1" meta:cell-count="62" meta:object-count="0"/>
    <meta:generator>LibreOffice/7.0.4.2$Windows_x86 LibreOffice_project/dcf040e67528d9187c66b2379df5ea4407429775</meta:generator>
  </office:meta>
</office:document-meta>
</file>